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Възможност за отбелязване на “цялата седмица”, което означава, че зацялата седмица часовете на курсовете са както в един посочен ден.</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Графики.</text:p>
              <text:p text:style-name="P4"/>
            </text:list-item>
            <text:list-item>
              <text:p text:style-name="P4"><text:soft-page-break/>Desktop-приложение за нотификация, + възможност за sms нотификация при закупуване на билет през системата.</text:p>
              <text:list>
                <text:list-header>
                  <text:p text:style-name="P4"/>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извършване на плащането.</text:p>
                </text:list-item>
              </text:list>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text:soft-page-break/>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8-11-30T13:18:04</dc:date>
    <meta:editing-cycles>69</meta:editing-cycles>
    <meta:editing-duration>PT1H50M49S</meta:editing-duration>
    <meta:user-defined meta:name="Info 1"/>
    <meta:user-defined meta:name="Info 2"/>
    <meta:user-defined meta:name="Info 3"/>
    <meta:user-defined meta:name="Info 4"/>
    <meta:document-statistic meta:table-count="0" meta:image-count="0" meta:object-count="0" meta:page-count="3" meta:paragraph-count="48" meta:word-count="811" meta:character-count="5525"/>
  </office:meta>
</office:document-meta>
</file>